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2a6099" draw:marker-start-width="0.519cm" draw:marker-end-width="0.519cm" draw:fill="solid" draw:fill-color="#2a6099" draw:textarea-horizontal-align="justify" draw:textarea-vertical-align="middle" draw:auto-grow-height="false" fo:min-height="4.926cm" fo:min-width="1.981cm" fo:padding-top="0.232cm" fo:padding-bottom="0.232cm" fo:padding-left="0.357cm" fo:padding-right="0.357cm"/>
    </style:style>
    <style:style style:name="gr2" style:family="graphic" style:parent-style-name="standard">
      <style:graphic-properties svg:stroke-width="0.212cm" svg:stroke-color="#ff0000" draw:marker-start-width="0.519cm" draw:marker-end-width="0.519cm" draw:fill="solid" draw:fill-color="#ff0000" draw:textarea-horizontal-align="justify" draw:textarea-vertical-align="middle" draw:auto-grow-height="false" fo:min-height="4.926cm" fo:min-width="1.98cm" fo:padding-top="0.232cm" fo:padding-bottom="0.232cm" fo:padding-left="0.357cm" fo:padding-right="0.357cm"/>
    </style:style>
    <style:style style:name="gr3" style:family="graphic" style:parent-style-name="standard">
      <style:graphic-properties svg:stroke-width="0.212cm" svg:stroke-color="#ffbf00" draw:marker-start-width="0.519cm" draw:marker-end-width="0.519cm" draw:fill="solid" draw:fill-color="#ffbf00" draw:textarea-horizontal-align="justify" draw:textarea-vertical-align="middle" draw:auto-grow-height="false" fo:min-height="4.926cm" fo:min-width="1.981cm" fo:padding-top="0.232cm" fo:padding-bottom="0.232cm" fo:padding-left="0.357cm" fo:padding-right="0.357cm"/>
    </style:style>
    <style:style style:name="gr4" style:family="graphic" style:parent-style-name="standard">
      <style:graphic-properties svg:stroke-width="0.212cm" svg:stroke-color="#2a6099" draw:marker-start-width="0.519cm" draw:marker-end-width="0.519cm" draw:fill="none" draw:fill-color="#2a6099" draw:textarea-horizontal-align="justify" draw:textarea-vertical-align="middle" draw:auto-grow-height="false" fo:min-height="4.926cm" fo:min-width="1.981cm" fo:padding-top="0.232cm" fo:padding-bottom="0.232cm" fo:padding-left="0.357cm" fo:padding-right="0.357cm"/>
    </style:style>
    <style:style style:name="gr5" style:family="graphic" style:parent-style-name="standard">
      <style:graphic-properties svg:stroke-width="0.212cm" svg:stroke-color="#ff0000" draw:marker-start-width="0.519cm" draw:marker-end-width="0.519cm" draw:fill="none" draw:fill-color="#ff0000" draw:textarea-horizontal-align="justify" draw:textarea-vertical-align="middle" draw:auto-grow-height="false" fo:min-height="4.926cm" fo:min-width="1.98cm" fo:padding-top="0.232cm" fo:padding-bottom="0.232cm" fo:padding-left="0.357cm" fo:padding-right="0.357cm"/>
    </style:style>
    <style:style style:name="gr6" style:family="graphic" style:parent-style-name="standard">
      <style:graphic-properties svg:stroke-width="0.212cm" svg:stroke-color="#ffbf00" draw:marker-start-width="0.519cm" draw:marker-end-width="0.519cm" draw:fill="none" draw:fill-color="#ffff00" draw:textarea-horizontal-align="justify" draw:textarea-vertical-align="middle" draw:auto-grow-height="false" fo:min-height="4.926cm" fo:min-width="1.981cm" fo:padding-top="0.232cm" fo:padding-bottom="0.232cm" fo:padding-left="0.357cm" fo:padding-right="0.357cm"/>
    </style:style>
    <style:style style:name="gr7" style:family="graphic" style:parent-style-name="standard">
      <style:graphic-properties svg:stroke-width="0.212cm" svg:stroke-color="#2a6099" draw:marker-start-width="0.519cm" draw:marker-end-width="0.519cm" draw:fill="hatch" draw:fill-color="#2a6099" draw:fill-hatch-name="Hatching_20_1" draw:fill-hatch-solid="false" draw:textarea-horizontal-align="justify" draw:textarea-vertical-align="middle" draw:auto-grow-height="false" fo:min-height="4.928cm" fo:min-width="1.981cm" fo:padding-top="0.232cm" fo:padding-bottom="0.232cm" fo:padding-left="0.357cm" fo:padding-right="0.357cm"/>
    </style:style>
    <style:style style:name="gr8" style:family="graphic" style:parent-style-name="standard">
      <style:graphic-properties svg:stroke-width="0.212cm" svg:stroke-color="#ff0000" draw:marker-start-width="0.519cm" draw:marker-end-width="0.519cm" draw:fill="hatch" draw:fill-color="#ff0000" draw:fill-hatch-name="Hatching_20_2" draw:fill-hatch-solid="false" draw:textarea-horizontal-align="justify" draw:textarea-vertical-align="middle" draw:auto-grow-height="false" fo:min-height="4.926cm" fo:min-width="1.98cm" fo:padding-top="0.232cm" fo:padding-bottom="0.232cm" fo:padding-left="0.357cm" fo:padding-right="0.357cm"/>
    </style:style>
    <style:style style:name="gr9" style:family="graphic" style:parent-style-name="standard">
      <style:graphic-properties svg:stroke-width="0.212cm" svg:stroke-color="#ffbf00" draw:marker-start-width="0.519cm" draw:marker-end-width="0.519cm" draw:fill="hatch" draw:fill-color="#ffff00" draw:fill-hatch-name="Hatching_20_4" draw:fill-hatch-solid="false" draw:textarea-horizontal-align="justify" draw:textarea-vertical-align="middle" draw:auto-grow-height="false" fo:min-height="4.928cm" fo:min-width="1.981cm" fo:padding-top="0.232cm" fo:padding-bottom="0.232cm" fo:padding-left="0.357cm" fo:padding-right="0.357cm"/>
    </style:style>
    <style:style style:name="gr10" style:family="graphic" style:parent-style-name="standard">
      <style:graphic-properties svg:stroke-width="0.212cm" svg:stroke-color="#2a6099" draw:marker-start-width="0.518cm" draw:marker-end-width="0.518cm" draw:fill-color="#2a6099" draw:textarea-horizontal-align="justify" draw:textarea-vertical-align="middle" draw:auto-grow-height="false" fo:min-height="3.56cm" fo:min-width="1.406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f0000" draw:marker-start-width="0.518cm" draw:marker-end-width="0.518cm" draw:fill-color="#ff0000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bf00" draw:marker-start-width="0.518cm" draw:marker-end-width="0.518cm" draw:fill-color="#ffbf00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2a6099" draw:marker-start-width="0.518cm" draw:marker-end-width="0.518cm" draw:fill="none" draw:fill-color="#2a6099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0000" draw:marker-start-width="0.518cm" draw:marker-end-width="0.518cm" draw:fill="none" draw:fill-color="#ff0000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bf00" draw:marker-start-width="0.518cm" draw:marker-end-width="0.518cm" draw:fill="none" draw:fill-color="#ffff00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2a6099" draw:marker-start-width="0.518cm" draw:marker-end-width="0.518cm" draw:fill="hatch" draw:fill-color="#2a6099" draw:fill-hatch-name="Hatching_20_1" draw:fill-hatch-solid="false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0000" draw:marker-start-width="0.518cm" draw:marker-end-width="0.518cm" draw:fill="hatch" draw:fill-color="#ff0000" draw:fill-hatch-name="Hatching_20_2" draw:fill-hatch-solid="false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bf00" draw:marker-start-width="0.518cm" draw:marker-end-width="0.518cm" draw:fill="hatch" draw:fill-color="#ffff00" draw:fill-hatch-name="Hatching_20_4" draw:fill-hatch-solid="false" draw:textarea-horizontal-align="justify" draw:textarea-vertical-align="middle" draw:auto-grow-height="false" fo:min-height="3.348cm" fo:min-width="1.194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2a6099" draw:marker-start-width="0.518cm" draw:marker-end-width="0.518cm" draw:fill-color="#2a6099" draw:textarea-vertical-align="middle" draw:auto-grow-height="false" fo:min-height="7.158cm" fo:min-width="3.098cm" fo:padding-top="0.231cm" fo:padding-bottom="0.231cm" fo:padding-left="0.356cm" fo:padding-right="0.356cm"/>
    </style:style>
    <style:style style:name="gr20" style:family="graphic" style:parent-style-name="standard">
      <style:graphic-properties svg:stroke-width="0.212cm" svg:stroke-color="#ff0000" draw:marker-start-width="0.518cm" draw:marker-end-width="0.518cm" draw:fill-color="#ff0000" draw:textarea-vertical-align="middle" draw:auto-grow-height="false" fo:min-height="7.158cm" fo:min-width="3.098cm" fo:padding-top="0.231cm" fo:padding-bottom="0.231cm" fo:padding-left="0.356cm" fo:padding-right="0.356cm"/>
    </style:style>
    <style:style style:name="gr21" style:family="graphic" style:parent-style-name="standard">
      <style:graphic-properties svg:stroke-width="0.212cm" svg:stroke-color="#ffbf00" draw:marker-start-width="0.518cm" draw:marker-end-width="0.518cm" draw:fill-color="#ffbf00" draw:textarea-vertical-align="middle" draw:auto-grow-height="false" fo:min-height="7.158cm" fo:min-width="3.098cm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2a6099" draw:marker-start-width="0.518cm" draw:marker-end-width="0.518cm" draw:fill="none" draw:fill-color="#2a6099" draw:textarea-vertical-align="middle" draw:auto-grow-height="false" fo:min-height="7.158cm" fo:min-width="3.098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0000" draw:marker-start-width="0.518cm" draw:marker-end-width="0.518cm" draw:fill="none" draw:fill-color="#ff0000" draw:textarea-vertical-align="middle" draw:auto-grow-height="false" fo:min-height="7.158cm" fo:min-width="3.098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ffbf00" draw:marker-start-width="0.518cm" draw:marker-end-width="0.518cm" draw:fill="none" draw:fill-color="#ffff00" draw:textarea-vertical-align="middle" draw:auto-grow-height="false" fo:min-height="7.158cm" fo:min-width="3.098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svg:stroke-color="#2a6099" draw:marker-start-width="0.518cm" draw:marker-end-width="0.518cm" draw:fill="hatch" draw:fill-color="#2a6099" draw:fill-hatch-name="Hatching_20_1" draw:fill-hatch-solid="false" draw:textarea-vertical-align="middle" draw:auto-grow-height="false" fo:min-height="7.158cm" fo:min-width="3.098cm" fo:padding-top="0.231cm" fo:padding-bottom="0.231cm" fo:padding-left="0.356cm" fo:padding-right="0.356cm"/>
    </style:style>
    <style:style style:name="gr26" style:family="graphic" style:parent-style-name="standard">
      <style:graphic-properties svg:stroke-width="0.212cm" svg:stroke-color="#ff0000" draw:marker-start-width="0.518cm" draw:marker-end-width="0.518cm" draw:fill="hatch" draw:fill-color="#ff0000" draw:fill-hatch-name="Hatching_20_2" draw:fill-hatch-solid="false" draw:textarea-vertical-align="middle" draw:auto-grow-height="false" fo:min-height="7.158cm" fo:min-width="3.098cm" fo:padding-top="0.231cm" fo:padding-bottom="0.231cm" fo:padding-left="0.356cm" fo:padding-right="0.356cm"/>
    </style:style>
    <style:style style:name="gr27" style:family="graphic" style:parent-style-name="standard">
      <style:graphic-properties svg:stroke-width="0.212cm" svg:stroke-color="#ffbf00" draw:marker-start-width="0.518cm" draw:marker-end-width="0.518cm" draw:fill="hatch" draw:fill-color="#ffff00" draw:fill-hatch-name="Hatching_20_4" draw:fill-hatch-solid="false" draw:textarea-vertical-align="middle" draw:auto-grow-height="false" fo:min-height="7.158cm" fo:min-width="3.098cm" fo:padding-top="0.231cm" fo:padding-bottom="0.231cm" fo:padding-left="0.356cm" fo:padding-right="0.356cm"/>
    </style:style>
    <style:style style:name="gr28" style:family="graphic" style:parent-style-name="standard">
      <style:graphic-properties svg:stroke-width="0.081cm" svg:stroke-color="#000000" draw:marker-start-width="0.323cm" draw:marker-end-width="0.323cm" draw:fill="solid" draw:fill-color="#000000" draw:textarea-horizontal-align="justify" draw:textarea-vertical-align="middle" draw:auto-grow-height="false" fo:min-height="2.217cm" fo:min-width="0.689cm" fo:padding-top="0.167cm" fo:padding-bottom="0.167cm" fo:padding-left="0.292cm" fo:padding-right="0.292cm"/>
    </style:style>
    <style:style style:name="gr29" style:family="graphic" style:parent-style-name="standard">
      <style:graphic-properties svg:stroke-width="0.081cm" svg:stroke-color="#000000" draw:marker-start-width="0.323cm" draw:marker-end-width="0.323cm" draw:fill="none" draw:fill-color="#2a6099" draw:textarea-horizontal-align="justify" draw:textarea-vertical-align="middle" draw:auto-grow-height="false" fo:min-height="2.214cm" fo:min-width="0.689cm" fo:padding-top="0.167cm" fo:padding-bottom="0.167cm" fo:padding-left="0.292cm" fo:padding-right="0.292cm"/>
    </style:style>
    <style:style style:name="gr30" style:family="graphic" style:parent-style-name="standard">
      <style:graphic-properties svg:stroke-width="0.081cm" svg:stroke-color="#000000" draw:marker-start-width="0.323cm" draw:marker-end-width="0.323cm" draw:fill="hatch" draw:fill-color="#2a6099" draw:fill-hatch-name="Hatching_20_8" draw:fill-hatch-solid="false" draw:textarea-horizontal-align="justify" draw:textarea-vertical-align="middle" draw:auto-grow-height="false" fo:min-height="2.217cm" fo:min-width="0.689cm" fo:padding-top="0.167cm" fo:padding-bottom="0.167cm" fo:padding-left="0.292cm" fo:padding-right="0.292cm"/>
    </style:style>
    <style:style style:name="gr31" style:family="graphic" style:parent-style-name="standard">
      <style:graphic-properties svg:stroke-width="0.081cm" svg:stroke-color="#000000" draw:marker-start-width="0.322cm" draw:marker-end-width="0.322cm" draw:fill-color="#000000" draw:textarea-horizontal-align="justify" draw:textarea-vertical-align="middle" draw:auto-grow-height="false" fo:min-height="1.472cm" fo:min-width="0.318cm" fo:padding-top="0.166cm" fo:padding-bottom="0.166cm" fo:padding-left="0.291cm" fo:padding-right="0.291cm"/>
    </style:style>
    <style:style style:name="gr32" style:family="graphic" style:parent-style-name="standard">
      <style:graphic-properties svg:stroke-width="0.081cm" svg:stroke-color="#000000" draw:marker-start-width="0.322cm" draw:marker-end-width="0.322cm" draw:fill="none" draw:fill-color="#2a6099" draw:textarea-horizontal-align="justify" draw:textarea-vertical-align="middle" draw:auto-grow-height="false" fo:min-height="1.47cm" fo:min-width="0.318cm" fo:padding-top="0.166cm" fo:padding-bottom="0.166cm" fo:padding-left="0.291cm" fo:padding-right="0.291cm"/>
    </style:style>
    <style:style style:name="gr33" style:family="graphic" style:parent-style-name="standard">
      <style:graphic-properties svg:stroke-width="0.081cm" svg:stroke-color="#000000" draw:marker-start-width="0.322cm" draw:marker-end-width="0.322cm" draw:fill="hatch" draw:fill-color="#2a6099" draw:fill-hatch-name="Hatching_20_8" draw:fill-hatch-solid="false" draw:textarea-horizontal-align="justify" draw:textarea-vertical-align="middle" draw:auto-grow-height="false" fo:min-height="1.473cm" fo:min-width="0.318cm" fo:padding-top="0.166cm" fo:padding-bottom="0.166cm" fo:padding-left="0.291cm" fo:padding-right="0.291cm"/>
    </style:style>
    <style:style style:name="gr34" style:family="graphic" style:parent-style-name="standard">
      <style:graphic-properties svg:stroke-width="0.081cm" svg:stroke-color="#000000" draw:marker-start-width="0.322cm" draw:marker-end-width="0.322cm" draw:fill-color="#000000" draw:textarea-vertical-align="middle" draw:auto-grow-height="false" fo:min-height="3.276cm" fo:min-width="1.218cm" fo:padding-top="0.166cm" fo:padding-bottom="0.166cm" fo:padding-left="0.291cm" fo:padding-right="0.291cm"/>
    </style:style>
    <style:style style:name="gr35" style:family="graphic" style:parent-style-name="standard">
      <style:graphic-properties svg:stroke-width="0.081cm" svg:stroke-color="#000000" draw:marker-start-width="0.322cm" draw:marker-end-width="0.322cm" draw:fill="none" draw:fill-color="#2a6099" draw:textarea-vertical-align="middle" draw:auto-grow-height="false" fo:min-height="3.274cm" fo:min-width="1.218cm" fo:padding-top="0.166cm" fo:padding-bottom="0.166cm" fo:padding-left="0.291cm" fo:padding-right="0.291cm"/>
    </style:style>
    <style:style style:name="gr36" style:family="graphic" style:parent-style-name="standard">
      <style:graphic-properties svg:stroke-width="0.081cm" svg:stroke-color="#000000" draw:marker-start-width="0.322cm" draw:marker-end-width="0.322cm" draw:fill="hatch" draw:fill-color="#2a6099" draw:fill-hatch-name="Hatching_20_8" draw:fill-hatch-solid="false" draw:textarea-vertical-align="middle" draw:auto-grow-height="false" fo:min-height="3.269cm" fo:min-width="1.218cm" fo:padding-top="0.166cm" fo:padding-bottom="0.166cm" fo:padding-left="0.291cm" fo:padding-right="0.291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ffbf00"/>
      <style:paragraph-properties fo:text-align="center"/>
    </style:style>
    <style:style style:name="P4" style:family="paragraph">
      <loext:graphic-properties draw:fill="none" draw:fill-color="#2a6099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loext:graphic-properties draw:fill="none" draw:fill-color="#ffff00"/>
      <style:paragraph-properties fo:text-align="center"/>
    </style:style>
    <style:style style:name="P7" style:family="paragraph">
      <loext:graphic-properties draw:fill="hatch" draw:fill-color="#2a6099" draw:fill-hatch-name="Hatching_20_1" draw:fill-hatch-solid="false"/>
      <style:paragraph-properties fo:text-align="center"/>
    </style:style>
    <style:style style:name="P8" style:family="paragraph">
      <loext:graphic-properties draw:fill="hatch" draw:fill-color="#ff0000" draw:fill-hatch-name="Hatching_20_2" draw:fill-hatch-solid="false"/>
      <style:paragraph-properties fo:text-align="center"/>
    </style:style>
    <style:style style:name="P9" style:family="paragraph">
      <loext:graphic-properties draw:fill="hatch" draw:fill-color="#ffff00" draw:fill-hatch-name="Hatching_20_4" draw:fill-hatch-solid="false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bf0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hatch" draw:fill-color="#2a6099" draw:fill-hatch-name="Hatching_20_8" draw:fill-hatch-solid="false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809cm" svg:height="7.62cm" svg:x="1.762cm" svg:y="1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1cm" svg:height="7.62cm" svg:x="6.525cm" svg:y="1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09cm" svg:height="7.62cm" svg:x="11.669cm" svg:y="1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09cm" svg:height="7.62cm" svg:x="1.762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7.62cm" svg:x="6.525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809cm" svg:height="7.62cm" svg:x="11.669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809cm" svg:height="7.62cm" svg:x="1.762cm" svg:y="18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81cm" svg:height="7.62cm" svg:x="6.525cm" svg:y="18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809cm" svg:height="7.62cm" svg:x="11.669cm" svg:y="18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0" draw:text-style-name="P10" draw:layer="layout" svg:width="3.81cm" svg:height="7.62cm" svg:x="1.889cm" svg:y="1.6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draw:layer="layout" svg:width="3.81cm" svg:height="7.62cm" svg:x="6.289cm" svg:y="1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2" draw:layer="layout" svg:width="3.81cm" svg:height="7.62cm" svg:x="10.889cm" svg:y="1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draw:layer="layout" svg:width="3.81cm" svg:height="7.62cm" svg:x="1.889cm" svg:y="10.2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draw:layer="layout" svg:width="3.81cm" svg:height="7.62cm" svg:x="6.289cm" svg:y="10.2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draw:layer="layout" svg:width="3.81cm" svg:height="7.62cm" svg:x="10.889cm" svg:y="10.2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draw:layer="layout" svg:width="3.81cm" svg:height="7.62cm" svg:x="1.889cm" svg:y="18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8" draw:layer="layout" svg:width="3.81cm" svg:height="7.62cm" svg:x="6.289cm" svg:y="18.7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9" draw:layer="layout" svg:width="3.81cm" svg:height="7.62cm" svg:x="10.889cm" svg:y="18.7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custom-shape draw:style-name="gr19" draw:text-style-name="P10" draw:layer="layout" svg:width="3.81cm" svg:height="7.62cm" svg:x="1.635cm" svg:y="1.635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0" draw:text-style-name="P11" draw:layer="layout" svg:width="3.81cm" svg:height="7.62cm" svg:x="6.336cm" svg:y="1.636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1" draw:text-style-name="P12" draw:layer="layout" svg:width="3.81cm" svg:height="7.62cm" svg:x="11.136cm" svg:y="1.636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2" draw:text-style-name="P4" draw:layer="layout" svg:width="3.81cm" svg:height="7.62cm" svg:x="1.636cm" svg:y="10.036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3" draw:text-style-name="P5" draw:layer="layout" svg:width="3.81cm" svg:height="7.62cm" svg:x="6.337cm" svg:y="10.037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4" draw:text-style-name="P6" draw:layer="layout" svg:width="3.81cm" svg:height="7.62cm" svg:x="11.137cm" svg:y="10.037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5" draw:text-style-name="P7" draw:layer="layout" svg:width="3.81cm" svg:height="7.62cm" svg:x="1.636cm" svg:y="18.636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6" draw:text-style-name="P8" draw:layer="layout" svg:width="3.81cm" svg:height="7.62cm" svg:x="6.337cm" svg:y="18.637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27" draw:text-style-name="P9" draw:layer="layout" svg:width="3.81cm" svg:height="7.62cm" svg:x="11.137cm" svg:y="18.637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</draw:page>
      <draw:page draw:name="page4" draw:style-name="dp1" draw:master-page-name="Default">
        <draw:custom-shape draw:style-name="gr28" draw:text-style-name="P13" draw:layer="layout" svg:width="1.799cm" svg:height="3.607cm" svg:x="1.761cm" svg:y="1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1.799cm" svg:height="3.602cm" svg:x="1.761cm" svg:y="5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799cm" svg:height="3.607cm" svg:x="1.761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1.8cm" svg:height="3.607cm" svg:x="4.699cm" svg:y="1.5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4" draw:layer="layout" svg:width="1.8cm" svg:height="3.603cm" svg:x="4.699cm" svg:y="5.6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4" draw:layer="layout" svg:width="1.8cm" svg:height="3.609cm" svg:x="4.699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5" draw:layer="layout" svg:width="1.8cm" svg:height="3.608cm" svg:x="7.835cm" svg:y="1.571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35" draw:text-style-name="P4" draw:layer="layout" svg:width="1.8cm" svg:height="3.606cm" svg:x="7.835cm" svg:y="5.546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36" draw:text-style-name="P14" draw:layer="layout" svg:width="1.8cm" svg:height="3.601cm" svg:x="7.835cm" svg:y="9.616cm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2a6099" draw:distance="0.203cm" draw:rotation="0"/>
    <draw:hatch draw:name="Hatching_20_2" draw:display-name="Hatching 2" draw:style="single" draw:color="#ff0000" draw:distance="0.203cm" draw:rotation="0"/>
    <draw:hatch draw:name="Hatching_20_4" draw:display-name="Hatching 4" draw:style="single" draw:color="#ffbf00" draw:distance="0.203cm" draw:rotation="0"/>
    <draw:hatch draw:name="Hatching_20_8" draw:display-name="Hatching 8" draw:style="single" draw:color="#000000" draw:distance="0.203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3:36:22.432000000</meta:creation-date>
    <dc:date>2020-07-05T17:55:26.871000000</dc:date>
    <meta:editing-duration>PT1H1M51S</meta:editing-duration>
    <meta:editing-cycles>14</meta:editing-cycles>
    <meta:generator>LibreOffice/6.2.3.2$Windows_X86_64 LibreOffice_project/aecc05fe267cc68dde00352a451aa867b3b546ac</meta:generator>
    <meta:document-statistic meta:object-count="36"/>
  </office:meta>
</office:document-meta>
</file>